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Andorra</text:p>
          </table:table-cell>
          <table:table-cell/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pojené arabské emirát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2"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/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  <table:table-cell/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  <table:table-cell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a a Hercegovina</text:p>
          </table:table-cell>
          <table:table-cell/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  <table:table-cell/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Čechy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ílie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  <table:table-cell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S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Kolumbie</text:p>
          </table:table-cell>
          <table:table-cell/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  <table:table-cell/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  <table:table-cell office:value-type="string" calcext:value-type="string">
            <text:p>Německo/Západní Německo</text:p>
          </table:table-cell>
          <table:table-cell/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žírsko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ruzie</text:p>
          </table:table-cell>
          <table:table-cell/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  <table:table-cell/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  <table:table-cell/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  <table:table-cell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  <table:table-cell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/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sko</text:p>
          </table:table-cell>
          <table:table-cell/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Írán</text:p>
          </table:table-cell>
          <table:table-cell/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</text:p>
          </table:table-cell>
          <table:table-cell/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  <table:table-cell/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  <table:table-cell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  <table:table-cell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án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  <table:table-cell/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vajt</text:p>
          </table:table-cell>
          <table:table-cell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chtenštejnsko</text:p>
          </table:table-cell>
          <table:table-cell/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  <table:table-cell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  <table:table-cell/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oko</text:p>
          </table:table-cell>
          <table:table-cell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ko</text:p>
          </table:table-cell>
          <table:table-cell/>
        </table:table-row>
        <table:table-row table:style-name="ro1"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Severní Makedonie</text:p>
          </table:table-cell>
          <table:table-cell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sko</text:p>
          </table:table-cell>
          <table:table-cell/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jsie</text:p>
          </table:table-cell>
          <table:table-cell/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  <table:table-cell/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Olympic Athletes from Russia</text:p>
          </table:table-cell>
          <table:table-cell office:value-type="string" calcext:value-type="string">
            <text:p>Olympijští sportovci z Ruska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Filipíny</text:p>
          </table:table-cell>
          <table:table-cell/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  <table:table-cell/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ugalsko</text:p>
          </table:table-cell>
          <table:table-cell/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rbsko a Černá Hora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ur</text:p>
          </table:table-cell>
          <table:table-cell/>
        </table:table-row>
        <table:table-row table:style-name="ro1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sko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  <table:table-cell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jsko</text:p>
          </table:table-cell>
          <table:table-cell/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án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  <table:table-cell/>
        </table:table-row>
        <table:table-row table:style-name="ro1"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chaj-wan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USA</text:p>
          </table:table-cell>
          <table:table-cell/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  <table:table-cell/>
        </table:table-row>
      </table:table>
      <table:table table:name="1910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</table:table>
      <table:table table:name="191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</table:table>
      <table:table table:name="192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</table:table>
      <table:table table:name="192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</table:table>
      <table:table table:name="1925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</table:table>
      <table:table table:name="1926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</text:p>
          </table:table-cell>
        </table:table-row>
      </table:table>
      <table:table table:name="1927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29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table table:name="199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C</text:p>
          </table:table-cell>
        </table:table-row>
      </table:table>
      <table:table table:name="199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</table:table>
      <table:table table:name="199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</table:table-row>
      </table:table>
      <table:table table:name="199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</table:table>
      <table:table table:name="199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</table:table>
      <table:table table:name="200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</table:table>
      <table:table table:name="200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K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U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AF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</table:table>
      <table:table table:name="200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K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K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T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ZL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F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S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RV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K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C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6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Z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G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G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K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B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Z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NG</text:p>
          </table:table-cell>
          <table:table-cell office:value-type="float" office:value="260" calcext:value-type="float">
            <text:p>260</text:p>
          </table:table-cell>
        </table:table-row>
      </table:table>
      <table:table table:name="200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Z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LD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X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0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RL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0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V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B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U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C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B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P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P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Z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1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U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S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Z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O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14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U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KG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V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WN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8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N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201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WN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K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K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WT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201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K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202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AF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A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Z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H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GP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202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R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Z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W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Z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KG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WT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2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B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K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W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K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GZ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R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W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A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Z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Z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E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K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GZ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G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RN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N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  <table:table-cell office:value-type="float" office:value="420" calcext:value-type="float">
            <text:p>420</text:p>
          </table:table-cell>
        </table:table-row>
      </table:table>
      <table:table table:name="202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L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G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X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R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NG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WT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D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YS</text:p>
          </table:table-cell>
          <table:table-cell office:value-type="float" office:value="420" calcext:value-type="float">
            <text:p>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22:57:16.425000000</meta:creation-date>
    <dc:date>2024-08-30T21:26:38.458000000</dc:date>
    <meta:editing-duration>PT23H21M4S</meta:editing-duration>
    <meta:editing-cycles>140</meta:editing-cycles>
    <meta:generator>LibreOffice/7.5.2.2$Windows_X86_64 LibreOffice_project/53bb9681a964705cf672590721dbc85eb4d0c3a2</meta:generator>
    <meta:document-statistic meta:table-count="119" meta:cell-count="7583" meta:object-count="0"/>
  </office:meta>
</office:document-meta>
</file>